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9.525cm">
          <text:p text:style-name="P3"/>
        </draw:line>
        <draw:frame draw:style-name="gr3" draw:text-style-name="P4" draw:layer="layout" svg:width="6.35cm" svg:height="4.991cm" svg:x="0.635cm" svg:y="4.445cm">
          <draw:text-box>
            <text:p text:style-name="P3"><text:span text:style-name="T1">arguments</text:span></text:p>
            <text:p text:style-name="P3"><text:span text:style-name="T1">completed</text:span></text:p>
            <text:p text:style-name="P3"><text:span text:style-name="T1">errorCondition</text:span></text:p>
            <text:p text:style-name="P3"><text:span text:style-name="T1">hasError</text:span></text:p>
            <text:p text:style-name="P3"><text:span text:style-name="T1">messageName</text:span></text:p>
            <text:p text:style-name="P3"><text:span text:style-name="T1">notify</text:span></text:p>
            <text:p text:style-name="P3"><text:span text:style-name="T1">result</text:span></text:p>
            <text:p text:style-name="P3"><text:span text:style-name="T1">send</text:span></text:p>
            <text:p text:style-name="P3"><text:span text:style-name="T1">start</text:span></text:p>
            <text:p text:style-name="P3"><text:span text:style-name="T1">target</text:span></text:p>
          </draw:text-box>
        </draw:frame>
        <draw:line draw:style-name="gr2" draw:text-style-name="P2" draw:layer="layout" svg:x1="6.985cm" svg:y1="9.525cm" svg:x2="0.635cm" svg:y2="9.525cm">
          <text:p text:style-name="P3"/>
        </draw:line>
        <draw:custom-shape draw:style-name="gr1" draw:text-style-name="P1" draw:layer="layout" svg:width="6.35cm" svg:height="0.635cm" svg:x="0.635cm" svg:y="1.905cm">
          <text:p text:style-name="P1">Messag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0.725cm" svg:x="0.635cm" svg:y="3.175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3.81cm" svg:x2="6.985cm" svg:y2="3.81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1T14:07:05</dc:date>
    <dc:language>en-US</dc:language>
    <meta:editing-cycles>8</meta:editing-cycles>
    <meta:editing-duration>PT28M3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